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veinte</text:span></text:span><text:span text:style-name="Fuente_20_de_20_párrafo_20_predeter."><text:span text:style-name="T14"> </text:span></text:span><text:span text:style-name="Fuente_20_de_20_párrafo_20_predeter."><text:span text:style-name="T16">(20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May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NALISTA DE ADMINISTRACIÓN AUXILIAR II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JOSE ILDEMARO PIÑANGO URBINA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5117349</text:span></text:span><text:span text:style-name="Fuente_20_de_20_párrafo_20_predeter."><text:span text:style-name="T4">,actuando en su carácter de </text:span></text:span><text:span text:style-name="Fuente_20_de_20_párrafo_20_predeter."><text:span text:style-name="T3">AUXILIAR DE SISTEMAS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veinte </text:span></text:span><text:span text:style-name="Fuente_20_de_20_párrafo_20_predeter."><text:span text:style-name="T20">(20)</text:span></text:span><text:span text:style-name="Fuente_20_de_20_párrafo_20_predeter."><text:span text:style-name="T8"> del mes de </text:span></text:span><text:span text:style-name="Fuente_20_de_20_párrafo_20_predeter."><text:span text:style-name="T21">May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9.00</text:p>
          </table:table-cell>
          <table:table-cell table:style-name="Tabla2.A1" office:value-type="string">
            <text:p text:style-name="P17">TONER HP MODELO CB543A MAGENTA</text:p>
            <text:p text:style-name="P17">Observación: </text:p>
          </table:table-cell>
          <table:table-cell table:style-name="Tabla2.C1" office:value-type="string">
            <text:p text:style-name="P19">9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7.00</text:p>
          </table:table-cell>
          <table:table-cell table:style-name="Tabla2.A1" office:value-type="string">
            <text:p text:style-name="P17">TONER HP MODELO CB542A AMARILLO</text:p>
            <text:p text:style-name="P17">Observación: </text:p>
          </table:table-cell>
          <table:table-cell table:style-name="Tabla2.C1" office:value-type="string">
            <text:p text:style-name="P19">7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7.00</text:p>
          </table:table-cell>
          <table:table-cell table:style-name="Tabla2.A1" office:value-type="string">
            <text:p text:style-name="P17">TONER HP MODELO CB541A AZUL</text:p>
            <text:p text:style-name="P17">Observación: </text:p>
          </table:table-cell>
          <table:table-cell table:style-name="Tabla2.C1" office:value-type="string">
            <text:p text:style-name="P19">7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</text:p>
          </table:table-cell>
          <table:table-cell table:style-name="Tabla2.A1" office:value-type="string">
            <text:p text:style-name="P17">TONER HP MODELO CB540A NEGRO</text:p>
            <text:p text:style-name="P17">Observación: </text:p>
          </table:table-cell>
          <table:table-cell table:style-name="Tabla2.C1" office:value-type="string">
            <text:p text:style-name="P19">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4.00</text:p>
          </table:table-cell>
          <table:table-cell table:style-name="Tabla2.A1" office:value-type="string">
            <text:p text:style-name="P17">TONER HP LASERJET 2600N Q6003A MAGENTA</text:p>
            <text:p text:style-name="P17">Observación: </text:p>
          </table:table-cell>
          <table:table-cell table:style-name="Tabla2.C1" office:value-type="string">
            <text:p text:style-name="P19">4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TONER HP LASERJET 2600N Q6001A CYAN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.00</text:p>
          </table:table-cell>
          <table:table-cell table:style-name="Tabla2.A1" office:value-type="string">
            <text:p text:style-name="P17">TONER HP LASERJET 2600N Q6000A NEGRO</text:p>
            <text:p text:style-name="P17">Observación: </text:p>
          </table:table-cell>
          <table:table-cell table:style-name="Tabla2.C1" office:value-type="string">
            <text:p text:style-name="P19">3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.00</text:p>
          </table:table-cell>
          <table:table-cell table:style-name="Tabla2.A1" office:value-type="string">
            <text:p text:style-name="P17">TONER HP LASERJET 36-A</text:p>
            <text:p text:style-name="P17">Observación: </text:p>
          </table:table-cell>
          <table:table-cell table:style-name="Tabla2.C1" office:value-type="string">
            <text:p text:style-name="P19">1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5.00</text:p>
          </table:table-cell>
          <table:table-cell table:style-name="Tabla2.A1" office:value-type="string">
            <text:p text:style-name="P17">TONER CANON GPR-22</text:p>
            <text:p text:style-name="P17">Observación: </text:p>
          </table:table-cell>
          <table:table-cell table:style-name="Tabla2.C1" office:value-type="string">
            <text:p text:style-name="P19">1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.00</text:p>
          </table:table-cell>
          <table:table-cell table:style-name="Tabla2.A1" office:value-type="string">
            <text:p text:style-name="P17">CARTUCHOS DE TINTA HP NÂº60 NEGRO</text:p>
            <text:p text:style-name="P17">Observación: </text:p>
          </table:table-cell>
          <table:table-cell table:style-name="Tabla2.C1" office:value-type="string">
            <text:p text:style-name="P19">3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5.00</text:p>
          </table:table-cell>
          <table:table-cell table:style-name="Tabla2.A1" office:value-type="string">
            <text:p text:style-name="P17">CARTUCHOS DE TINTA HP NÂº96 NEGRO</text:p>
            <text:p text:style-name="P17">Observación: </text:p>
          </table:table-cell>
          <table:table-cell table:style-name="Tabla2.C1" office:value-type="string">
            <text:p text:style-name="P19">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6.00</text:p>
          </table:table-cell>
          <table:table-cell table:style-name="Tabla2.A1" office:value-type="string">
            <text:p text:style-name="P17">KIT DE CILINDRO Y CUCHILLA FOTOCOPIADORA CANON IR1025N</text:p>
            <text:p text:style-name="P17">Observación: </text:p>
          </table:table-cell>
          <table:table-cell table:style-name="Tabla2.C1" office:value-type="string">
            <text:p text:style-name="P19">6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5.00</text:p>
          </table:table-cell>
          <table:table-cell table:style-name="Tabla2.A1" office:value-type="string">
            <text:p text:style-name="P17">TONER HP LASERJET 12-A (original)</text:p>
            <text:p text:style-name="P17">Observación: </text:p>
          </table:table-cell>
          <table:table-cell table:style-name="Tabla2.C1" office:value-type="string">
            <text:p text:style-name="P19">15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VILLA ELECTRONIC STORE, C.A.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veinte</text:span></text:span><text:span text:style-name="T9"> de </text:span><text:span text:style-name="Fuente_20_de_20_párrafo_20_predeter."><text:span text:style-name="T22">May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NALISTA DE ADMINISTRACIÓN AUXILIAR II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JOSE ILDEMARO PIÑANGO URBINA</text:p>
            <text:p text:style-name="P12">AUXILIAR DE SISTEMAS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